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2A33A815A4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fo:color="#005aab" loext:opacity="100%" style:font-name="Montserrat Medium" fo:font-size="24pt" fo:font-weight="bold" style:font-size-asian="24pt" style:font-size-complex="24pt"/>
    </style:style>
    <style:style style:name="T1" style:family="text">
      <style:text-properties fo:color="#005aab" loext:opacity="100%" style:font-name="Montserrat Medium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9cm" svg:x="1cm" svg:y="1cm">
          <draw:image xlink:href="Pictures/10000001000002A3000002A33A815A49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759cm" svg:x="1cm" svg:y="18.25cm">
          <draw:text-box>
            <text:p text:style-name="P2"><text:span text:style-name="T1">MAPA DE EVACUACIÓN ANTE TSUNAMI</text:span></text:p>
            <text:p text:style-name="P2"><text:span text:style-name="T1">PARROQUIA LOS ESTERO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6:56:51.549878839</dc:date>
    <meta:editing-duration>PT9M19S</meta:editing-duration>
    <meta:editing-cycles>4</meta:editing-cycles>
    <meta:generator>LibreOffice/24.8.3.2$Linux_X86_64 LibreOffice_project/48a6bac9e7e268aeb4c3483fcf825c94556d9f92</meta:generator>
    <meta:document-statistic meta:object-count="2"/>
  </office:meta>
</office:document-meta>
</file>